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Heading_20_1">
      <style:text-properties fo:color="#4700b8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2">Version</text:p>
          </table:table-cell>
          <table:table-cell table:style-name="metadata_5f_doc.B1" office:value-type="string">
            <text:p text:style-name="Table_20_Contents">1.2.4</text:p>
          </table:table-cell>
        </table:table-row>
        <table:table-row>
          <table:table-cell table:style-name="metadata_5f_doc.A2" office:value-type="string">
            <text:p text:style-name="P2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2">Final Release (Rev. 03)</text:p>
          </table:table-cell>
          <table:table-cell table:style-name="metadata_5f_doc.B2" office:value-type="string">
            <text:p text:style-name="Table_20_Contents">2013-11-06</text:p>
          </table:table-cell>
        </table:table-row>
      </table:table>
      <text:p text:style-name="Standard"/>
      <text:p text:style-name="Standard"><text:bookmark-end text:name="__DdeLink__295_750811350"/></text:p>
      <text:h text:style-name="P5" text:outline-level="2">Prerequisites</text:h>
      <text:p text:style-name="Standard"/>
      <text:p text:style-name="Standard">In order to run <text:span text:style-name="T1">pyg2p </text:span>application, the following python version and packages must be installed. </text:p>
      <text:p text:style-name="Standard"/>
      <text:p text:style-name="Standard">Most packages need additional requirements such as C libraries properly installed on the computer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 1.7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Standard">SciPy 0.11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g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2054349861" text:style-name="L1">
        <text:list-item>
          <text:p text:style-name="P3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3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3">Modify the first line of <text:span text:style-name="T1">pyg2p.py </text:span>to point to the desired python interpreter if you will execute the application as <text:span text:style-name="T1">./</text:span><text:bookmark-start text:name="__DdeLink__146_508785833"/><text:bookmark-start text:name="__DdeLink__950_98477107"/><text:span text:style-name="T1">pyg2p.py</text:span><text:bookmark-end text:name="__DdeLink__146_508785833"/><text:bookmark-end text:name="__DdeLink__950_98477107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3">Configure the application (see Configuration Manual). <text:line-break/></text:p>
        </text:list-item>
        <text:list-item>
          <text:p text:style-name="P3">The application is shipped with some configurations of example in execution_templates folder. Just adjust paths and parameters for fire tests. Also, use the -t option for comparing results with the grib2pcraster C application. Read User Manual first.<text:line-break/></text:p>
        </text:list-item>
        <text:list-item>
          <text:p text:style-name="P3">Ready to star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1M51S</meta:editing-duration>
    <meta:editing-cycles>76</meta:editing-cycles>
    <meta:generator>LibreOffice/3.5$Linux_X86_64 LibreOffice_project/350m1$Build-2</meta:generator>
    <dc:date>2013-11-06T23:52:37</dc:date>
    <dc:creator>dominik </dc:creator>
    <meta:document-statistic meta:table-count="2" meta:image-count="0" meta:object-count="0" meta:page-count="2" meta:paragraph-count="37" meta:word-count="229" meta:character-count="789" meta:non-whitespace-character-count="1391"/>
    <meta:user-defined meta:name="Info 1"/>
    <meta:user-defined meta:name="Info 2"/>
    <meta:user-defined meta:name="Info 3"/>
    <meta:user-defined meta:name="Info 4"/>
  </office:meta>
</office:document-meta>
</file>